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29cm" draw:marker-end="Arrow" draw:marker-end-width="0.33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25cm" draw:marker-start-width="0.229cm" draw:marker-end="Arrow" draw:marker-end-width="0.229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731cm" svg:y1="1.899cm" svg:x2="5.461cm" svg:y2="3.556cm">
          <text:p/>
        </draw:line>
        <draw:custom-shape draw:style-name="gr2" draw:text-style-name="P1" draw:layer="layout" svg:width="1.059cm" svg:height="1.137cm" svg:x="1.862cm" svg:y="3.55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27cm" svg:height="1.016cm" svg:x="4.729cm" svg:y="0.194cm">
          <draw:text-box>
            <text:p><text:span text:style-name="T1">19</text:span></text:p>
          </draw:text-box>
        </draw:frame>
        <draw:frame draw:style-name="gr3" draw:text-style-name="P2" draw:layer="layout" svg:width="1.27cm" svg:height="1.016cm" svg:x="10.129cm" svg:y="0.194cm">
          <draw:text-box>
            <text:p><text:span text:style-name="T1">0</text:span></text:p>
          </draw:text-box>
        </draw:frame>
        <draw:frame draw:style-name="gr3" draw:text-style-name="P2" draw:layer="layout" svg:width="1.27cm" svg:height="1.016cm" svg:x="10.229cm" svg:y="2.994cm">
          <draw:text-box>
            <text:p><text:span text:style-name="T1">0</text:span></text:p>
          </draw:text-box>
        </draw:frame>
        <draw:frame draw:style-name="gr3" draw:text-style-name="P2" draw:layer="layout" svg:width="1.27cm" svg:height="1.016cm" svg:x="1.629cm" svg:y="2.994cm">
          <draw:text-box>
            <text:p><text:span text:style-name="T1">31</text:span></text:p>
          </draw:text-box>
        </draw:frame>
        <draw:custom-shape draw:style-name="gr4" draw:text-style-name="P3" draw:layer="layout" svg:width="5.587cm" svg:height="1.143cm" svg:x="5.063cm" svg:y="0.749cm">
          <text:p text:style-name="P1"><text:span text:style-name="T2">20 bits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27cm" svg:height="1.016cm" svg:x="0.238cm" svg:y="0.883cm">
          <draw:text-box>
            <text:p><text:span text:style-name="T1">imm</text:span></text:p>
          </draw:text-box>
        </draw:frame>
        <draw:frame draw:style-name="gr3" draw:text-style-name="P2" draw:layer="layout" svg:width="1.27cm" svg:height="1.016cm" svg:x="0.329cm" svg:y="3.794cm">
          <draw:text-box>
            <text:p><text:span text:style-name="T1">Rn</text:span></text:p>
          </draw:text-box>
        </draw:frame>
        <draw:frame draw:style-name="gr3" draw:text-style-name="P2" draw:layer="layout" svg:width="1.27cm" svg:height="1.016cm" svg:x="2.667cm" svg:y="2.991cm">
          <draw:text-box>
            <text:p><text:span text:style-name="T1">27</text:span></text:p>
          </draw:text-box>
        </draw:frame>
        <draw:frame draw:style-name="gr3" draw:text-style-name="P2" draw:layer="layout" svg:width="1.27cm" svg:height="1.016cm" svg:x="8.229cm" svg:y="2.994cm">
          <draw:text-box>
            <text:p><text:span text:style-name="T1">8</text:span></text:p>
          </draw:text-box>
        </draw:frame>
        <draw:custom-shape draw:style-name="gr5" draw:text-style-name="P3" draw:layer="layout" svg:width="2.159cm" svg:height="1.143cm" svg:x="8.509cm" svg:y="3.556cm">
          <text:p text:style-name="P1"><text:span text:style-name="T2">00000000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587cm" svg:height="1.143cm" svg:x="2.921cm" svg:y="3.556cm">
          <text:p text:style-name="P1"><text:span text:style-name="T2">20 bits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097cm" svg:height="1.016cm" svg:x="0.916cm" svg:y="5.307cm">
          <draw:text-box>
            <text:p text:style-name="P1"><text:span text:style-name="T1">Sign extension</text:span></text:p>
          </draw:text-box>
        </draw:frame>
        <draw:line draw:style-name="gr7" draw:text-style-name="P1" draw:layer="layout" svg:x1="2.413cm" svg:y1="5.334cm" svg:x2="2.413cm" svg:y2="4.6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43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m </meta:initial-creator>
    <meta:creation-date>2013-05-08T22:23:27</meta:creation-date>
    <dc:date>2013-05-08T23:45:32</dc:date>
    <dc:creator>Yam </dc:creator>
    <meta:editing-duration>PT20M46S</meta:editing-duration>
    <meta:editing-cycles>7</meta:editing-cycles>
    <meta:generator>LibreOffice/3.5$Linux_x86 LibreOffice_project/350m1$Build-2</meta:generator>
    <meta:document-statistic meta:object-count="15"/>
  </office:meta>
</office:document-meta>
</file>